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20-11-16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9-07-27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7-11-18 0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6-10-26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6-03-14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5-11-23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5-04-02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4-09-0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4-04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3-10-21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3-07-1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3-03-14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2-11-14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2-08-27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2-04-06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1-11-2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1-08-29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1-04-08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0-10-19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0-07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10-03-17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9-11-09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9-07-22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9-04-02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8-11-06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8-08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8-03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7-10-25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7-07-26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7-04-03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6-10-27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6-08-0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6-04-06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5-11-10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5-07-21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5-04-1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4-11-2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4-08-2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4-04-12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3-11-17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3-08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3-04-02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2-10-3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2-07-2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2-04-3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1-10-1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1-07-19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0-11-02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0-06-0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0-04-27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0-04-0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2000-03-09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9-12-17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9-09-08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9-06-2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9-03-10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8-12-18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8-09-01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8-06-25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8-03-3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7-12-1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7-09-04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7-06-26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7-03-3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6-10-31 1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939</text:p>
          </table:table-cell>
          <table:table-cell office:value-type="string" calcext:value-type="string">
            <text:p>1996-06-20 0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